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50000003C424F5A1E.png"/>
  <manifest:file-entry manifest:media-type="image/png" manifest:full-path="Pictures/100002010000033B0000022D9A0205E3.png"/>
  <manifest:file-entry manifest:media-type="image/png" manifest:full-path="Pictures/100002010000032800000252B42664F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473cm" svg:height="0.9cm" svg:x="0.227cm" svg:y="0.3cm">
          <draw:image xlink:href="Pictures/10000201000002450000003C424F5A1E.png" xlink:type="simple" xlink:show="embed" xlink:actuate="onLoad">
            <text:p/>
          </draw:image>
        </draw:frame>
        <draw:frame draw:style-name="gr1" draw:text-style-name="P1" draw:layer="layout" svg:width="11.6cm" svg:height="8.6cm" svg:x="0.016cm" svg:y="1.3cm">
          <draw:image xlink:href="Pictures/100002010000032800000252B42664FE.png" xlink:type="simple" xlink:show="embed" xlink:actuate="onLoad">
            <text:p/>
          </draw:image>
        </draw:frame>
        <draw:frame draw:style-name="gr1" draw:text-style-name="P1" draw:layer="layout" svg:width="9.517cm" svg:height="6.397cm" svg:x="11.7cm" svg:y="1.603cm">
          <draw:image xlink:href="Pictures/100002010000033B0000022D9A0205E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bre lamouchi</meta:initial-creator>
    <meta:creation-date>2021-05-10T21:33:18.77</meta:creation-date>
    <dc:date>2021-05-11T06:31:47.65</dc:date>
    <dc:creator>ambre lamouchi</dc:creator>
    <meta:editing-duration>PT8H43M4S</meta:editing-duration>
    <meta:editing-cycles>1</meta:editing-cycles>
    <meta:document-statistic meta:object-count="3"/>
    <meta:generator>OpenOffice/4.1.7$Win32 OpenOffice.org_project/417m1$Build-9800</meta:generator>
  </office:meta>
</office:document-meta>
</file>